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24-09-1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23-09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22-09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21-09-14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20-09-22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9-09-25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8-09-25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6-09-22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5-09-17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5-03-2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4-12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4-11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4-09-25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4-06-3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4-03-2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3-12-2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3-09-2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3-06-2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3-03-2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2-12-2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2-09-2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2-06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2-03-2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1-12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1-09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1-06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1-03-29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0-12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0-09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0-06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10-03-2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9-12-1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9-09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9-06-26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9-03-2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9-01-01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8-09-2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8-06-05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8-04-0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7-12-2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7-09-2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7-06-26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7-03-26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6-12-2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6-08-25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6-06-30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6-01-24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12-1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11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10-2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9-2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8-26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7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6-23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5-24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4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2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5-01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231094103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